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4.443cm"/>
    </style:style>
    <style:style style:name="co3" style:family="table-column">
      <style:table-column-properties fo:break-before="auto" style:column-width="4.292cm"/>
    </style:style>
    <style:style style:name="co4" style:family="table-column">
      <style:table-column-properties fo:break-before="auto" style:column-width="4.327cm"/>
    </style:style>
    <style:style style:name="co5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11.702cm"/>
    </style:style>
    <style:style style:name="co7" style:family="table-column">
      <style:table-column-properties fo:break-before="auto" style:column-width="9.329cm"/>
    </style:style>
    <style:style style:name="co8" style:family="table-column">
      <style:table-column-properties fo:break-before="auto" style:column-width="18.383cm"/>
    </style:style>
    <style:style style:name="co9" style:family="table-column">
      <style:table-column-properties fo:break-before="auto" style:column-width="10.894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3.787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836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4.24cm"/>
    </style:style>
    <style:style style:name="co17" style:family="table-column">
      <style:table-column-properties fo:break-before="auto" style:column-width="8.689cm"/>
    </style:style>
    <style:style style:name="co18" style:family="table-column">
      <style:table-column-properties fo:break-before="auto" style:column-width="12.661cm"/>
    </style:style>
    <style:style style:name="co19" style:family="table-column">
      <style:table-column-properties fo:break-before="auto" style:column-width="9.393cm"/>
    </style:style>
    <style:style style:name="co20" style:family="table-column">
      <style:table-column-properties fo:break-before="auto" style:column-width="10.102cm"/>
    </style:style>
    <style:style style:name="co21" style:family="table-column">
      <style:table-column-properties fo:break-before="auto" style:column-width="14.31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724cm"/>
    </style:style>
    <style:style style:name="co24" style:family="table-column">
      <style:table-column-properties fo:break-before="auto" style:column-width="3.209cm"/>
    </style:style>
    <style:style style:name="co25" style:family="table-column">
      <style:table-column-properties fo:break-before="auto" style:column-width="3.12cm"/>
    </style:style>
    <style:style style:name="co26" style:family="table-column">
      <style:table-column-properties fo:break-before="auto" style:column-width="2.602cm"/>
    </style:style>
    <style:style style:name="co27" style:family="table-column">
      <style:table-column-properties fo:break-before="auto" style:column-width="5.299cm"/>
    </style:style>
    <style:style style:name="co28" style:family="table-column">
      <style:table-column-properties fo:break-before="auto" style:column-width="11.25cm"/>
    </style:style>
    <style:style style:name="co29" style:family="table-column">
      <style:table-column-properties fo:break-before="auto" style:column-width="14.808cm"/>
    </style:style>
    <style:style style:name="co30" style:family="table-column">
      <style:table-column-properties fo:break-before="auto" style:column-width="9.881cm"/>
    </style:style>
    <style:style style:name="co31" style:family="table-column">
      <style:table-column-properties fo:break-before="auto" style:column-width="12.144cm"/>
    </style:style>
    <style:style style:name="co32" style:family="table-column">
      <style:table-column-properties fo:break-before="auto" style:column-width="10.874cm"/>
    </style:style>
    <style:style style:name="co33" style:family="table-column">
      <style:table-column-properties fo:break-before="auto" style:column-width="3.113cm"/>
    </style:style>
    <style:style style:name="co34" style:family="table-column">
      <style:table-column-properties fo:break-before="auto" style:column-width="3.914cm"/>
    </style:style>
    <style:style style:name="co35" style:family="table-column">
      <style:table-column-properties fo:break-before="auto" style:column-width="3.33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3.184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 table:tab-color="#800080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e6e905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 fo:border="0.74pt solid #000000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ffffff" fo:border="0.74pt solid #000000" style:vertical-align="middl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border="0.74pt solid #000000" style:vertical-align="top"/>
      <style:paragraph-properties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border="0.74pt solid #000000" style:vertical-align="top"/>
      <style:paragraph-properties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#8ffaff" fo:border="0.74pt solid #000000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ackground-color="#8ffaff" fo:border="0.74pt solid #000000" style:vertical-align="middl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#ffffff" fo:border="0.74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aff9fd" fo:border="0.74pt solid #000000" style:vertical-align="middl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Homepage_Internsh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6371" table:default-cell-style-name="ce4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</table:table-row>
        <table:table-row table:style-name="ro2">
          <table:table-cell table:style-name="ce28" office:value-type="string" calcext:value-type="string">
            <text:p>Home_Page_TC_01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Internshala website</text:p>
          </table:table-cell>
          <table:table-cell table:style-name="ce28" office:value-type="string" calcext:value-type="string">
            <text:p>Https://internshala.com/</text:p>
          </table:table-cell>
          <table:table-cell table:style-name="ce29" office:value-type="string" calcext:value-type="string">
            <text:p>To verify the  URL is it redirecting</text:p>
            <text:p>To the internshala home page or not</text:p>
          </table:table-cell>
          <table:table-cell table:style-name="ce29" office:value-type="string" calcext:value-type="string">
            <text:p>We have the internshala</text:p>
            <text:p>Web application  URL</text:p>
          </table:table-cell>
          <table:table-cell table:style-name="ce19" office:value-type="string" calcext:value-type="string">
            <text:p>1. Open any browser</text:p>
            <text:p>2. Enter the https://internshala.com/  URL</text:p>
            <text:p>3. Press enter </text:p>
          </table:table-cell>
          <table:table-cell table:style-name="ce29" office:value-type="string" calcext:value-type="string">
            <text:p>The https://internshala.com/ URL should</text:p>
            <text:p>Redirect to the internshala homepage 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0-04-2023</text:p>
          </table:table-cell>
          <table:table-cell table:style-name="ce26" table:number-columns-repeated="83"/>
          <table:table-cell table:style-name="ce19" table:number-columns-repeated="16288"/>
        </table:table-row>
        <table:table-row table:style-name="ro3">
          <table:table-cell table:style-name="ce28" office:value-type="string" calcext:value-type="string">
            <text:p>Home_Page_TC_02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Brand logo</text:p>
          </table:table-cell>
          <table:table-cell table:style-name="ce29" office:value-type="string" calcext:value-type="string">
            <text:p>To check the visibility of brand logo of homepage</text:p>
          </table:table-cell>
          <table:table-cell table:style-name="ce29" office:value-type="string" calcext:value-type="string">
            <text:p>The brand logo is placed in top left</text:p>
            <text:p>Corner of the homepage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Check the visibility of brand logo</text:p>
          </table:table-cell>
          <table:table-cell table:style-name="ce29" office:value-type="string" calcext:value-type="string">
            <text:p>The brand logo should be visible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0-04-2023</text:p>
          </table:table-cell>
          <table:table-cell table:style-name="ce26" table:number-columns-repeated="83"/>
          <table:table-cell table:style-name="ce19" table:number-columns-repeated="16288"/>
        </table:table-row>
        <table:table-row table:style-name="ro4">
          <table:table-cell table:style-name="ce28" office:value-type="string" calcext:value-type="string">
            <text:p>Home_Page_TC_03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14" office:value-type="string" calcext:value-type="string">
            <text:p><text:span text:style-name="T1">Internships drop down button </text:span>or view all internships link text</text:p>
          </table:table-cell>
          <table:table-cell table:style-name="ce29" office:value-type="string" calcext:value-type="string">
            <text:p><text:span text:style-name="T2">To validate the functionality of internships drop down button</text:span></text:p>
            <text:p><text:span text:style-name="T2"> Or</text:span> view all internships link text (both are same)</text:p>
          </table:table-cell>
          <table:table-cell table:style-name="ce29" office:value-type="string" calcext:value-type="string">
            <text:p>The internships drop down and view</text:p>
            <text:p>All internships link text is already given</text:p>
            <text:p>In the homepage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Go to internships drop down button in menu or header</text:p>
            <text:p>And click Or you can do the same things by scrolling</text:p>
            <text:p>Down the webpage and click on View all internships</text:p>
            <text:p>Link text</text:p>
          </table:table-cell>
          <table:table-cell table:style-name="ce29" office:value-type="string" calcext:value-type="string">
            <text:p>After clicking  on the internships drop down</text:p>
            <text:p>The page should redirected to the internships webpage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0-04-2023</text:p>
          </table:table-cell>
          <table:table-cell table:style-name="ce26" table:number-columns-repeated="83"/>
          <table:table-cell table:style-name="ce19" table:number-columns-repeated="16288"/>
        </table:table-row>
        <table:table-row table:style-name="ro5">
          <table:table-cell table:style-name="ce28" office:value-type="string" calcext:value-type="string">
            <text:p>Home_Page_TC_04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14" office:value-type="string" calcext:value-type="string">
            <text:p>Pop Up </text:p>
          </table:table-cell>
          <table:table-cell table:style-name="ce29" office:value-type="string" calcext:value-type="string">
            <text:p>To check the dismiss functionality of offer pop up</text:p>
          </table:table-cell>
          <table:table-cell table:style-name="ce29" office:value-type="string" calcext:value-type="string">
            <text:p>To close the offer pop up should appear after </text:p>
            <text:p>Clicking on the internship drop down</text:p>
          </table:table-cell>
          <table:table-cell table:style-name="ce19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Go to internships drop down button in menu or header</text:span></text:p>
            <text:p><text:span text:style-name="T1">And click Or you can do the same things by scrolling</text:span></text:p>
            <text:p><text:span text:style-name="T1">Down the webpage and click on View all internships</text:span></text:p>
            <text:p><text:span text:style-name="T1">Link text</text:span></text:p>
            <text:p><text:span text:style-name="T1">5. click on cross button on offer pop up (at the top right corner)</text:span></text:p>
          </table:table-cell>
          <table:table-cell table:style-name="ce29" office:value-type="string" calcext:value-type="string">
            <text:p>After clicking  on the offer dismiss button the offer pop </text:p>
            <text:p>Up should close.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0-04-2023</text:p>
          </table:table-cell>
          <table:table-cell table:style-name="ce26" table:number-columns-repeated="83"/>
          <table:table-cell table:style-name="ce19" table:number-columns-repeated="16288"/>
        </table:table-row>
        <table:table-row table:style-name="ro6">
          <table:table-cell table:style-name="ce28" office:value-type="string" calcext:value-type="string">
            <text:p>Home_Page_TC_05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Courses drop down button</text:p>
          </table:table-cell>
          <table:table-cell table:style-name="ce29" office:value-type="string" calcext:value-type="string">
            <text:p><text:span text:style-name="T3">To check the functionality of </text:span><text:span text:style-name="T4">courses</text:span><text:span text:style-name="T5"> drop down button</text:span></text:p>
          </table:table-cell>
          <table:table-cell table:style-name="ce29" office:value-type="string" calcext:value-type="string">
            <text:p>The courses drop down is already given</text:p>
            <text:p><text:span text:style-name="T2">In the homepage in header</text:span>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Go to courses drop down button  in menu or header</text:p>
            <text:p>5. Then click on it</text:p>
          </table:table-cell>
          <table:table-cell table:style-name="ce29" office:value-type="string" calcext:value-type="string">
            <text:p>After clicking  on the course drop down</text:p>
            <text:p>The page should redirected to the courses webpage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0-04-2023</text:p>
          </table:table-cell>
          <table:table-cell table:style-name="ce26" table:number-columns-repeated="16371"/>
        </table:table-row>
        <table:table-row table:style-name="ro6">
          <table:table-cell table:style-name="ce28" office:value-type="string" calcext:value-type="string">
            <text:p>Home_Page_TC_06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Jobs drop down button</text:p>
          </table:table-cell>
          <table:table-cell table:style-name="ce29" office:value-type="string" calcext:value-type="string">
            <text:p><text:span text:style-name="T3">To verify the functionality of </text:span><text:span text:style-name="T4">jobs</text:span><text:span text:style-name="T5"> drop down button</text:span></text:p>
          </table:table-cell>
          <table:table-cell table:style-name="ce29" office:value-type="string" calcext:value-type="string">
            <text:p>The jobs drop down is already given</text:p>
            <text:p>In the homepage in header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Go to jobs drop down button in menu or header</text:p>
            <text:p>5. Then click on it</text:p>
          </table:table-cell>
          <table:table-cell table:style-name="ce29" office:value-type="string" calcext:value-type="string">
            <text:p>After clicking  on the jobs drop down</text:p>
            <text:p>The page should redirected to the jobs webpage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6">
          <table:table-cell table:style-name="ce28" office:value-type="string" calcext:value-type="string">
            <text:p>Home_Page_TC_07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Login button</text:p>
          </table:table-cell>
          <table:table-cell table:style-name="ce29" office:value-type="string" calcext:value-type="string">
            <text:p>To check the functionality of login button</text:p>
          </table:table-cell>
          <table:table-cell table:style-name="ce29" office:value-type="string" calcext:value-type="string">
            <text:p>The login button is given in homepage on</text:p>
            <text:p>Right top menu bar / header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Go to login button in menu or header</text:p>
            <text:p>5. Then click on it</text:p>
          </table:table-cell>
          <table:table-cell table:style-name="ce29" office:value-type="string" calcext:value-type="string">
            <text:p>When user will click on the login button the page</text:p>
            <text:p>Should redirect to the login page</text:p>
            <text:p/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1">
          <table:table-cell table:style-name="ce28" office:value-type="string" calcext:value-type="string">
            <text:p>Home_Page_TC_08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Pop Up</text:p>
          </table:table-cell>
          <table:table-cell table:style-name="ce29" office:value-type="string" calcext:value-type="string">
            <text:p>To check the dismiss functionality of login pop up</text:p>
          </table:table-cell>
          <table:table-cell table:style-name="ce29" office:value-type="string" calcext:value-type="string">
            <text:p>To close the login pop up should appear after </text:p>
            <text:p>Clicking on the login button</text:p>
          </table:table-cell>
          <table:table-cell table:style-name="ce19"/>
          <table:table-cell table:style-name="ce29"/>
          <table:table-cell table:style-name="ce27" table:number-columns-repeated="3"/>
          <table:table-cell table:style-name="ce26" table:number-columns-repeated="16371"/>
        </table:table-row>
        <table:table-row table:style-name="ro6">
          <table:table-cell table:style-name="ce28" office:value-type="string" calcext:value-type="string">
            <text:p>Home_Page_TC_09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Register drop down button</text:p>
          </table:table-cell>
          <table:table-cell table:style-name="ce29" office:value-type="string" calcext:value-type="string">
            <text:p>To check the functionality of register drop down button</text:p>
          </table:table-cell>
          <table:table-cell table:style-name="ce29" office:value-type="string" calcext:value-type="string">
            <text:p>The register button is given in homepage on</text:p>
            <text:p>Right top menu bar / header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Go to register drop down button in menu or header</text:p>
            <text:p>5. Then click on it</text:p>
          </table:table-cell>
          <table:table-cell table:style-name="ce29" office:value-type="string" calcext:value-type="string">
            <text:p>After click on the register drop down button the page</text:p>
            <text:p>Should redirect to the login page</text:p>
            <text:p/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0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Search Bar</text:p>
          </table:table-cell>
          <table:table-cell table:style-name="ce29" office:value-type="string" calcext:value-type="string">
            <text:p>To check the functionality of search bar</text:p>
          </table:table-cell>
          <table:table-cell table:style-name="ce29" office:value-type="string" calcext:value-type="string">
            <text:p>The search bar area is available in homepage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Click on search bar and wait for the next search window</text:p>
          </table:table-cell>
          <table:table-cell table:style-name="ce29" office:value-type="string" calcext:value-type="string">
            <text:p>When user wants will click on the search then a new search </text:p>
            <text:p>Pop up will appear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6">
          <table:table-cell table:style-name="ce28" office:value-type="string" calcext:value-type="string">
            <text:p>Home_Page_TC_11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Search Bar</text:p>
          </table:table-cell>
          <table:table-cell table:style-name="ce29" office:value-type="string" calcext:value-type="string">
            <text:p>To check the functionality of search bar pop up </text:p>
          </table:table-cell>
          <table:table-cell table:style-name="ce29" office:value-type="string" calcext:value-type="string">
            <text:p>The search bar area should available in homepage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Click on search bar and wait for the next search pop up</text:p>
            <text:p>5. Enter some key words like “Web Development”</text:p>
          </table:table-cell>
          <table:table-cell table:style-name="ce29" office:value-type="string" calcext:value-type="string">
            <text:p><text:span text:style-name="T1">When user wants will click on the search then a new search </text:span></text:p>
            <text:p><text:span text:style-name="T1">Pop up will appear and then user can send or search courses</text:span>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2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9" office:value-type="string" calcext:value-type="string">
            <text:p>Homepage/dashboard</text:p>
          </table:table-cell>
          <table:table-cell table:style-name="ce28" office:value-type="string" calcext:value-type="string">
            <text:p>Internships container link text</text:p>
          </table:table-cell>
          <table:table-cell table:style-name="ce29" office:value-type="string" calcext:value-type="string">
            <text:p>To check the functionality of “<text:span text:style-name="T6">view all internships</text:span>” link text</text:p>
          </table:table-cell>
          <table:table-cell table:style-name="ce29" office:value-type="string" calcext:value-type="string">
            <text:p>View all internships link text is given </text:p>
          </table:table-cell>
          <table:table-cell table:style-name="ce19" office:value-type="string" calcext:value-type="string">
            <text:p>1. Open any browser</text:p>
            <text:p>2. Enter the https://internshala.com/ URL</text:p>
            <text:p>3. Press enter </text:p>
            <text:p>4. Click on view all internships link text</text:p>
          </table:table-cell>
          <table:table-cell table:style-name="ce29" office:value-type="string" calcext:value-type="string">
            <text:p>After clicking  on the view all internships link text</text:p>
            <text:p>The page should redirected to the internships webpage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3</text:p>
          </table:table-cell>
          <table:table-cell table:style-name="ce25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Work from home</text:p>
          </table:table-cell>
          <table:table-cell table:style-name="ce25" office:value-type="string" calcext:value-type="string">
            <text:p>Work from home link text should be present</text:p>
            <text:p>In the homepage or landing page</text:p>
          </table:table-cell>
          <table:table-cell table:style-name="ce30" office:value-type="string" calcext:value-type="string">
            <text:p>1. Open any browser</text:p>
            <text:p>2. Enter the https://internshala.com/ URL</text:p>
            <text:p>3. Press enter </text:p>
            <text:p>4. Click on Work from home</text:p>
          </table:table-cell>
          <table:table-cell table:style-name="ce25" office:value-type="string" calcext:value-type="string">
            <text:p>After click on every cities the user should redirect to </text:p>
            <text:p>To the check out all the citie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5" table:number-columns-repeated="16371"/>
        </table:table-row>
        <table:table-row table:style-name="ro3">
          <table:table-cell table:style-name="ce28" office:value-type="string" calcext:value-type="string">
            <text:p>Home_Page_TC_14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Delhi NCR</text:p>
          </table:table-cell>
          <table:table-cell table:style-name="ce25" office:value-type="string" calcext:value-type="string">
            <text:p>Delhi NCR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Delhi NCR</text:span></text:p>
          </table:table-cell>
          <table:table-cell table:style-name="ce26" office:value-type="string" calcext:value-type="string">
            <text:p>When user will click on the Delhi _NCR link text the </text:p>
            <text:p>Page should redirect to the Delhi NCR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5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alidate the functionality of Banglore</text:p>
          </table:table-cell>
          <table:table-cell table:style-name="ce25" office:value-type="string" calcext:value-type="string">
            <text:p>Banglore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Banglore</text:span></text:p>
          </table:table-cell>
          <table:table-cell table:style-name="ce26" office:value-type="string" calcext:value-type="string">
            <text:p>When user will click on the Banglore link text the </text:p>
            <text:p><text:span text:style-name="T1">Page should redirect to the Banglore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6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Mumbai</text:p>
          </table:table-cell>
          <table:table-cell table:style-name="ce25" office:value-type="string" calcext:value-type="string">
            <text:p>Mumbai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Mumbai</text:span></text:p>
          </table:table-cell>
          <table:table-cell table:style-name="ce26" office:value-type="string" calcext:value-type="string">
            <text:p>When user will click on the Mumbai link text the </text:p>
            <text:p><text:span text:style-name="T1">Page should redirect to the Mumbai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7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check the functionality of Hydrabad</text:p>
          </table:table-cell>
          <table:table-cell table:style-name="ce25" office:value-type="string" calcext:value-type="string">
            <text:p>Hydrabad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Hydrabad</text:span></text:p>
          </table:table-cell>
          <table:table-cell table:style-name="ce26" office:value-type="string" calcext:value-type="string">
            <text:p>When user will click on the Hydrabad link text the </text:p>
            <text:p><text:span text:style-name="T1">Page should redirect to the Hydrabad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8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Chennai</text:p>
          </table:table-cell>
          <table:table-cell table:style-name="ce25" office:value-type="string" calcext:value-type="string">
            <text:p>Chennia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Chennai</text:span></text:p>
          </table:table-cell>
          <table:table-cell table:style-name="ce26" office:value-type="string" calcext:value-type="string">
            <text:p>When user will click on the Chenni link text the </text:p>
            <text:p><text:span text:style-name="T1">Page should redirect to the Chenni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19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Kolkata</text:p>
          </table:table-cell>
          <table:table-cell table:style-name="ce25" office:value-type="string" calcext:value-type="string">
            <text:p>kolkata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Kolkata</text:span></text:p>
          </table:table-cell>
          <table:table-cell table:style-name="ce26" office:value-type="string" calcext:value-type="string">
            <text:p>When user will click on the Kolkata link text the </text:p>
            <text:p><text:span text:style-name="T1">Page should redirect to the Kolkata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3">
          <table:table-cell table:style-name="ce28" office:value-type="string" calcext:value-type="string">
            <text:p>Home_Page_TC_20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5" office:value-type="string" calcext:value-type="string">
            <text:p>Homepage/Dashboard</text:p>
          </table:table-cell>
          <table:table-cell table:style-name="ce28" office:value-type="string" calcext:value-type="string">
            <text:p>Popular cities Container</text:p>
          </table:table-cell>
          <table:table-cell table:style-name="ce25" office:value-type="string" calcext:value-type="string">
            <text:p>To verify the functionality of International</text:p>
          </table:table-cell>
          <table:table-cell table:style-name="ce25" office:value-type="string" calcext:value-type="string">
            <text:p>International link text should be present</text:p>
            <text:p>In the homepage or landing page</text:p>
          </table:table-cell>
          <table:table-cell table:style-name="ce30" office:value-type="string" calcext:value-type="string">
            <text:p><text:span text:style-name="T1">1. Open any browser</text:span></text:p>
            <text:p><text:span text:style-name="T1">2. Enter the https://internshala.com/ URL</text:span></text:p>
            <text:p><text:span text:style-name="T1">3. Press enter </text:span></text:p>
            <text:p><text:span text:style-name="T1">4. Click on International</text:span></text:p>
          </table:table-cell>
          <table:table-cell table:style-name="ce26" office:value-type="string" calcext:value-type="string">
            <text:p>When user will click on the Internationals link text the </text:p>
            <text:p><text:span text:style-name="T1">Page should redirect to the Internationals</text:span> internships</text:p>
          </table:table-cell>
          <table:table-cell table:style-name="ce27" office:value-type="string" calcext:value-type="string">
            <text:p>20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1-04-2023</text:p>
          </table:table-cell>
          <table:table-cell table:style-name="ce26" table:number-columns-repeated="16371"/>
        </table:table-row>
        <table:table-row table:style-name="ro7" table:number-rows-repeated="24">
          <table:table-cell table:style-name="ce26" table:number-columns-repeated="16383"/>
        </table:table-row>
        <table:table-row table:style-name="ro7" table:number-rows-repeated="39">
          <table:table-cell table:style-name="ce27"/>
          <table:table-cell table:style-name="ce26" table:number-columns-repeated="4"/>
          <table:table-cell table:style-name="ce22"/>
          <table:table-cell table:style-name="ce26" table:number-columns-repeated="16377"/>
        </table:table-row>
        <table:table-row table:style-name="ro7" table:number-rows-repeated="1048491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Login Button" table:style-name="ta2">
        <office:forms form:automatic-focus="false" form:apply-design-mode="false"/>
        <table:table-column table:style-name="co14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13" table:number-columns-repeated="16371" table:default-cell-style-name="ce26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</table:table-row>
        <table:table-row table:style-name="ro8">
          <table:table-cell table:style-name="ce31" office:value-type="string" calcext:value-type="string">
            <text:p>Login_TC_01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1" office:value-type="string" calcext:value-type="string">
            <text:p>To verify the login functionality of a user with valid credentials </text:p>
          </table:table-cell>
          <table:table-cell table:style-name="ce29" office:value-type="string" calcext:value-type="string">
            <text:p>The login credentials should be known</text:p>
          </table:table-cell>
          <table:table-cell table:style-name="ce29" office:value-type="string" calcext:value-type="string">
            <text:p><text:span text:style-name="T1">Username: “idmdownload7696@gmail.com”</text:span></text:p>
            <text:p><text:span text:style-name="T1">Password: “123456”</text:span></text:p>
          </table:table-cell>
          <table:table-cell table:style-name="ce30" office:value-type="string" calcext:value-type="string">
            <text:p><text:span text:style-name="T2">1. Visit: </text:span><text:span text:style-name="T2"><text:a xlink:href="https://internshala.com/" xlink:type="simple">https://internshala.com/</text:a></text:span></text:p>
            <text:p><text:span text:style-name="T2">2. Click on login button</text:span></text:p>
            <text:p>3. Enter Login Name in Login Field as you provided</text:p>
            <text:p><text:span text:style-name="T2">4. Enter Password in the desired password field</text:span></text:p>
            <text:p><text:span text:style-name="T2">    as you provided</text:span></text:p>
            <text:p><text:span text:style-name="T2">5. ‘Click’ On Login Button </text:span></text:p>
          </table:table-cell>
          <table:table-cell table:style-name="ce29" office:value-type="string" calcext:value-type="string">
            <text:p>After login with valid credentials the user should redirected</text:p>
            <text:p>To the account dashboard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2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 with valid </text:p>
            <text:p>Username with invalid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</text:span><text:span text:style-name="T1"><text:a xlink:href="mailto:idmdownload7696@gmail.com" xlink:type="simple">idmdownload7696@gmail.com</text:a></text:span><text:span text:style-name="T1">”</text:span></text:p>
            <text:p><text:span text:style-name="T1">Password: “adm454544in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3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of a user with </text:p>
            <text:p>Invalid username &amp; with valid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admin415454”</text:span></text:p>
            <text:p><text:span text:style-name="T1">Password: “123456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6">
          <table:table-cell table:style-name="ce31" office:value-type="string" calcext:value-type="string">
            <text:p>Login_TC_04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9" office:value-type="string" calcext:value-type="string">
            <text:p>To verify that the user is able to login without any </text:p>
            <text:p>Credentials like username &amp; password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 ”</text:span></text:p>
            <text:p><text:span text:style-name="T1">Password: “ ”</text:span></text:p>
          </table:table-cell>
          <table:table-cell table:style-name="ce30" office:value-type="string" calcext:value-type="string">
            <text:p>1. Visit: https://internshala.com/</text:p>
            <text:p>2. Enter Login Name in Login Field as you provided</text:p>
            <text:p>3. Enter Password in the desired password field</text:p>
            <text:p>    as you provided</text:p>
            <text:p>4. ‘Click’ On Login Button </text:p>
          </table:table-cell>
          <table:table-cell table:style-name="ce29" office:value-type="string" calcext:value-type="string">
            <text:p>After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5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9" office:value-type="string" calcext:value-type="string">
            <text:p>To test the login functionality with invalid</text:p>
            <text:p>Username and invalid password by the admin user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adm44545in”</text:span></text:p>
            <text:p><text:span text:style-name="T1">Password: “ad545454min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6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of a user with </text:p>
            <text:p>valid username &amp; with blank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</text:span><text:span text:style-name="T1"><text:a xlink:href="mailto:idmdownload7696@gmail.com" xlink:type="simple">idmdownload7696@gmail.com</text:a></text:span><text:span text:style-name="T1">”</text:span></text:p>
            <text:p><text:span text:style-name="T1">Password: “ 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7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of a user with </text:p>
            <text:p>blank username &amp; with valid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 ”</text:span></text:p>
            <text:p><text:span text:style-name="T1">Password: “123456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8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of a user with </text:p>
            <text:p>Invalid username &amp; with blank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admi212n”</text:span></text:p>
            <text:p><text:span text:style-name="T1">Password: “ 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8">
          <table:table-cell table:style-name="ce31" office:value-type="string" calcext:value-type="string">
            <text:p>Login_TC_09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login functionality of a user with </text:p>
            <text:p><text:span text:style-name="T1">blank</text:span> username &amp; with invalid password 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 office:value-type="string" calcext:value-type="string">
            <text:p><text:span text:style-name="T1">Username: “ ”</text:span></text:p>
            <text:p><text:span text:style-name="T1">Password: “adm454in”</text:span></text:p>
          </table:table-cell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Enter Login Name in Login Field as you provided</text:p>
            <text:p>4. Enter Password in the desired password field</text:p>
            <text:p>    as you provided</text:p>
            <text:p>5. ‘Click’ On Login Button </text:p>
          </table:table-cell>
          <table:table-cell table:style-name="ce29" office:value-type="string" calcext:value-type="string">
            <text:p>While login with the invalid credentials the user should not </text:p>
            <text:p>Allow to redirect to the dashboard page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6">
          <table:table-cell table:style-name="ce31" office:value-type="string" calcext:value-type="string">
            <text:p>Login_TC_10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button</text:p>
          </table:table-cell>
          <table:table-cell table:style-name="ce25" office:value-type="string" calcext:value-type="string">
            <text:p>To validate the functionality of login button</text:p>
          </table:table-cell>
          <table:table-cell table:style-name="ce25" office:value-type="string" calcext:value-type="string">
            <text:p>Both the credentials are already given</text:p>
          </table:table-cell>
          <table:table-cell table:style-name="ce25"/>
          <table:table-cell table:style-name="ce30" office:value-type="string" calcext:value-type="string">
            <text:p>1. Visit: https://internshala.com/</text:p>
            <text:p>2. Enter Login Name in Login Field as you provided</text:p>
            <text:p>3. Enter Password in the desired password field</text:p>
            <text:p>    as you provided</text:p>
            <text:p>4. ‘Click’ On Login Button </text:p>
          </table:table-cell>
          <table:table-cell table:style-name="ce29" office:value-type="string" calcext:value-type="string">
            <text:p>While user enter valid email and invalid password and click on login</text:p>
            <text:p> Button the warning message will pop up to put valid password 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5-14-2023</text:p>
          </table:table-cell>
          <table:table-cell table:style-name="ce25" table:number-columns-repeated="16371"/>
        </table:table-row>
        <table:table-row table:style-name="ro3">
          <table:table-cell table:style-name="ce31" office:value-type="string" calcext:value-type="string">
            <text:p>Login_TC_11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verify the visibility of email or username field</text:p>
          </table:table-cell>
          <table:table-cell table:style-name="ce25" office:value-type="string" calcext:value-type="string">
            <text:p>the email field should present on the login</text:p>
            <text:p>Pop up module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Check email field</text:p>
            <text:p/>
          </table:table-cell>
          <table:table-cell table:style-name="ce25" office:value-type="string" calcext:value-type="string">
            <text:p>After clicking on login button <text:s/>email field will appear on the login pop up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3">
          <table:table-cell table:style-name="ce31" office:value-type="string" calcext:value-type="string">
            <text:p>Login_TC_12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Pop Up</text:p>
          </table:table-cell>
          <table:table-cell table:style-name="ce25" office:value-type="string" calcext:value-type="string">
            <text:p>To check the visibility of password field</text:p>
          </table:table-cell>
          <table:table-cell table:style-name="ce25" office:value-type="string" calcext:value-type="string">
            <text:p>the password field should present on the login</text:p>
            <text:p>Pop up module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Check password field</text:p>
            <text:p/>
          </table:table-cell>
          <table:table-cell table:style-name="ce25" office:value-type="string" calcext:value-type="string">
            <text:p>After clicking on login button <text:s/>password field will appear on the login pop up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3">
          <table:table-cell table:style-name="ce31" office:value-type="string" calcext:value-type="string">
            <text:p>Login_TC_13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Login button</text:p>
          </table:table-cell>
          <table:table-cell table:style-name="ce25" office:value-type="string" calcext:value-type="string">
            <text:p>To check the visibility of login button</text:p>
          </table:table-cell>
          <table:table-cell table:style-name="ce25" office:value-type="string" calcext:value-type="string">
            <text:p>The login button should present on the login</text:p>
            <text:p>Pop up below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login button</text:span></text:p>
            <text:p>3. Check login button below in the login pop up</text:p>
            <text:p/>
          </table:table-cell>
          <table:table-cell table:style-name="ce25" office:value-type="string" calcext:value-type="string">
            <text:p>After clicking on login button <text:s/>login button will appear on the login pop up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3">
          <table:table-cell table:style-name="ce31" office:value-type="string" calcext:value-type="string">
            <text:p>Login_TC_14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Invalid Email Message</text:p>
          </table:table-cell>
          <table:table-cell table:style-name="ce25" office:value-type="string" calcext:value-type="string">
            <text:p>To verify the visibility of invalid email message</text:p>
          </table:table-cell>
          <table:table-cell table:style-name="ce25" office:value-type="string" calcext:value-type="string">
            <text:p>After providing invalid email the error message</text:p>
            <text:p>Should appear 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email field and fill wrong email</text:span></text:p>
            <text:p><text:span text:style-name="T1">3. Check the error message</text:span></text:p>
            <text:p/>
          </table:table-cell>
          <table:table-cell table:style-name="ce25" office:value-type="string" calcext:value-type="string">
            <text:p>Invalid email error message will appear when user will puts wrong email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6">
          <table:table-cell table:style-name="ce31" office:value-type="string" calcext:value-type="string">
            <text:p>Login_TC_15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Error message for both the credentials</text:p>
          </table:table-cell>
          <table:table-cell table:style-name="ce25" office:value-type="string" calcext:value-type="string">
            <text:p>To verify the visibility of error message for both the credentials</text:p>
          </table:table-cell>
          <table:table-cell table:style-name="ce25" office:value-type="string" calcext:value-type="string">
            <text:p>After providing invalid email and password the</text:p>
            <text:p>error message should appear 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email field and fill wrong email</text:span></text:p>
            <text:p><text:span text:style-name="T1">3. Click on password field and fill wrong password</text:span></text:p>
            <text:p><text:span text:style-name="T1">4. Check the error message</text:span></text:p>
            <text:p/>
          </table:table-cell>
          <table:table-cell table:style-name="ce25" office:value-type="string" calcext:value-type="string">
            <text:p>Invalid email and invalid password error message will appear when user will puts </text:p>
            <text:p>wrong email and password 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6">
          <table:table-cell table:style-name="ce31" office:value-type="string" calcext:value-type="string">
            <text:p>Login_TC_16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Warning or error message pop up close button</text:p>
          </table:table-cell>
          <table:table-cell table:style-name="ce25" office:value-type="string" calcext:value-type="string">
            <text:p>To check the visibility of warning pop up close button by providing</text:p>
            <text:p>Wrong password</text:p>
          </table:table-cell>
          <table:table-cell table:style-name="ce25" office:value-type="string" calcext:value-type="string">
            <text:p>The warning message should appear after clicking</text:p>
            <text:p>On the login button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email field and fill valid email</text:span></text:p>
            <text:p><text:span text:style-name="T1">3. Click on password field and fill wrong password</text:span></text:p>
            <text:p><text:span text:style-name="T1">4. Check the error message pop up</text:span></text:p>
            <text:p/>
          </table:table-cell>
          <table:table-cell table:style-name="ce25" office:value-type="string" calcext:value-type="string">
            <text:p>The warning message will appear after clicking on login button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3">
          <table:table-cell table:style-name="ce31" office:value-type="string" calcext:value-type="string">
            <text:p>Login_TC_17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Blank Email Error Message</text:p>
          </table:table-cell>
          <table:table-cell table:style-name="ce25" office:value-type="string" calcext:value-type="string">
            <text:p>To check the visibility of blank email error message</text:p>
          </table:table-cell>
          <table:table-cell table:style-name="ce25" office:value-type="string" calcext:value-type="string">
            <text:p>Blank email error message should appear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email field leave it blank</text:span></text:p>
            <text:p><text:span text:style-name="T1">3. Check the error message </text:span></text:p>
            <text:p/>
          </table:table-cell>
          <table:table-cell table:style-name="ce25" office:value-type="string" calcext:value-type="string">
            <text:p>Blank email error message will appear in the login pop up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6">
          <table:table-cell table:style-name="ce31" office:value-type="string" calcext:value-type="string">
            <text:p>Login_TC_18</text:p>
          </table:table-cell>
          <table:table-cell table:style-name="ce25"/>
          <table:table-cell table:style-name="ce25" office:value-type="string" calcext:value-type="string">
            <text:p>Internshala</text:p>
          </table:table-cell>
          <table:table-cell table:style-name="ce27" office:value-type="string" calcext:value-type="string">
            <text:p>Login Button</text:p>
          </table:table-cell>
          <table:table-cell table:style-name="ce25" office:value-type="string" calcext:value-type="string">
            <text:p>Blank Password Error Message</text:p>
          </table:table-cell>
          <table:table-cell table:style-name="ce25" office:value-type="string" calcext:value-type="string">
            <text:p>To check the visibility of blank password error message</text:p>
          </table:table-cell>
          <table:table-cell table:style-name="ce25" office:value-type="string" calcext:value-type="string">
            <text:p>Blank password error message should appear</text:p>
          </table:table-cell>
          <table:table-cell table:style-name="ce25"/>
          <table:table-cell table:style-name="ce30" office:value-type="string" calcext:value-type="string">
            <text:p>1. Visit: <text:a xlink:href="https://internshala.com/" xlink:type="simple">https://internshala.com/</text:a></text:p>
            <text:p><text:span text:style-name="T1">2. Click on email field and fill valid email</text:span></text:p>
            <text:p><text:span text:style-name="T1">3. Click on password field and leave it blank</text:span></text:p>
            <text:p><text:span text:style-name="T1">4. Check the error message </text:span></text:p>
            <text:p/>
          </table:table-cell>
          <table:table-cell table:style-name="ce25" office:value-type="string" calcext:value-type="string">
            <text:p>Blank password error message will appear in the login pop up</text:p>
          </table:table-cell>
          <table:table-cell table:style-name="ce27" office:value-type="string" calcext:value-type="string">
            <text:p>24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14-2023</text:p>
          </table:table-cell>
          <table:table-cell table:style-name="ce25" table:number-columns-repeated="16371"/>
        </table:table-row>
        <table:table-row table:style-name="ro7" table:number-rows-repeated="104855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earch Module" table:style-name="ta3">
        <office:forms form:automatic-focus="false" form:apply-design-mode="false"/>
        <table:table-column table:style-name="co25" table:default-cell-style-name="ce4"/>
        <table:table-column table:style-name="co13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13" table:number-columns-repeated="16371" table:default-cell-style-name="ce4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 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</text:p>
            <text:p> Creation date</text:p>
          </table:table-cell>
          <table:table-cell table:style-name="ce1" office:value-type="string" calcext:value-type="string">
            <text:p>Automation status</text:p>
          </table:table-cell>
          <table:table-cell table:style-name="ce1" office:value-type="string" calcext:value-type="string">
            <text:p>Script Creation</text:p>
            <text:p> Date</text:p>
          </table:table-cell>
          <table:table-cell table:style-name="ce1" table:number-columns-repeated="16371"/>
        </table:table-row>
        <table:table-row table:style-name="ro3">
          <table:table-cell table:style-name="ce31" office:value-type="string" calcext:value-type="string">
            <text:p>Search_TC_01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8" office:value-type="string" calcext:value-type="string">
            <text:p>“internship”</text:p>
          </table:table-cell>
          <table:table-cell table:style-name="ce29" office:value-type="string" calcext:value-type="string">
            <text:p>To validate the functionality of internship Drop down by </text:p>
            <text:p>Searching internships like “software tester”</text:p>
          </table:table-cell>
          <table:table-cell table:style-name="ce29" office:value-type="string" calcext:value-type="string">
            <text:p>The “internship” drop down is selected by default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Again click on search bar and type internship “data science”</text:span></text:p>
            <text:p><text:span text:style-name="T1">4.Click On search button</text:span></text:p>
          </table:table-cell>
          <table:table-cell table:style-name="ce29" office:value-type="string" calcext:value-type="string">
            <text:p>After internship search the internship details</text:p>
            <text:p>Should appear in the next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04-2023</text:p>
          </table:table-cell>
          <table:table-cell table:style-name="ce26" table:number-columns-repeated="16371"/>
        </table:table-row>
        <table:table-row table:style-name="ro2">
          <table:table-cell table:style-name="ce31" office:value-type="string" calcext:value-type="string">
            <text:p>Search_TC_02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“popular cities”</text:p>
          </table:table-cell>
          <table:table-cell table:style-name="ce29" office:value-type="string" calcext:value-type="string">
            <text:p>To check the functionality of popular cities By clicking on a</text:p>
            <text:p>Specific city for internship</text:p>
          </table:table-cell>
          <table:table-cell table:style-name="ce29" office:value-type="string" calcext:value-type="string">
            <text:p><text:span text:style-name="T7">B</text:span>y default popular cities is present in</text:p>
            <text:p>“internship” drop down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any popular city</text:span></text:p>
          </table:table-cell>
          <table:table-cell table:style-name="ce29" office:value-type="string" calcext:value-type="string">
            <text:p>When user click on any popular cities the </text:p>
            <text:p>Page should redirect to the popular city</text:p>
            <text:p>Related internships only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04-2023</text:p>
          </table:table-cell>
          <table:table-cell table:style-name="ce26" table:number-columns-repeated="16371"/>
        </table:table-row>
        <table:table-row table:style-name="ro2">
          <table:table-cell table:style-name="ce31" office:value-type="string" calcext:value-type="string">
            <text:p>Search_TC_03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Popular categories</text:p>
          </table:table-cell>
          <table:table-cell table:style-name="ce29" office:value-type="string" calcext:value-type="string">
            <text:p>To verify the functionality of popular categories By clicking</text:p>
            <text:p>On a specific category</text:p>
          </table:table-cell>
          <table:table-cell table:style-name="ce29" office:value-type="string" calcext:value-type="string">
            <text:p><text:span text:style-name="T7">B</text:span>y default popular categories is present in</text:p>
            <text:p>“internship” drop down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any popular categories</text:span></text:p>
          </table:table-cell>
          <table:table-cell table:style-name="ce29" office:value-type="string" calcext:value-type="string">
            <text:p>When user click on any popular categories the </text:p>
            <text:p>Page should redirect to the popular categories</text:p>
            <text:p>Related internships only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6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4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8" office:value-type="string" calcext:value-type="string">
            <text:p>“online training”</text:p>
          </table:table-cell>
          <table:table-cell table:style-name="ce29" office:value-type="string" calcext:value-type="string">
            <text:p>To validate the functionality of online training Drop down by</text:p>
            <text:p>Searching training like “autocad”</text:p>
          </table:table-cell>
          <table:table-cell table:style-name="ce29" office:value-type="string" calcext:value-type="string">
            <text:p>The “online training” drop down is present in the</text:p>
            <text:p>Drop down list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drop down that is “</text:span><text:span text:style-name="T8">i am looking for</text:span><text:span text:style-name="T9">” and select </text:span></text:p>
            <text:p><text:span text:style-name="T1">Online training list</text:span></text:p>
            <text:p><text:span text:style-name="T1">4. Click on search bar and search for training and select the training</text:span></text:p>
          </table:table-cell>
          <table:table-cell table:style-name="ce29" office:value-type="string" calcext:value-type="string">
            <text:p><text:span text:style-name="T1">After clicking on “</text:span><text:span text:style-name="T8">i am looking for</text:span><text:span text:style-name="T9">” drop down</text:span></text:p>
            <text:p><text:span text:style-name="T1">“online training” should selected and search result </text:span></text:p>
            <text:p><text:span text:style-name="T1">Should appear related to online training only</text:span>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7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5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8" office:value-type="string" calcext:value-type="string">
            <text:p>“online training”</text:p>
          </table:table-cell>
          <table:table-cell table:style-name="ce29" office:value-type="string" calcext:value-type="string">
            <text:p>To validate the functionality of online training Drop down by</text:p>
            <text:p> Training like “data science”</text:p>
          </table:table-cell>
          <table:table-cell table:style-name="ce29" office:value-type="string" calcext:value-type="string">
            <text:p>The “online training” drop down is present in the</text:p>
            <text:p>Drop down list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drop down that is “</text:span><text:span text:style-name="T8">i am looking for</text:span><text:span text:style-name="T9">” and select </text:span></text:p>
            <text:p><text:span text:style-name="T1">Online training list</text:span></text:p>
            <text:p><text:span text:style-name="T1">4. Click on search bar and press arrow down to select online training </text:span></text:p>
          </table:table-cell>
          <table:table-cell table:style-name="ce29" office:value-type="string" calcext:value-type="string">
            <text:p><text:span text:style-name="T1">After clicking on “</text:span><text:span text:style-name="T8">i am looking for</text:span><text:span text:style-name="T9">” drop down</text:span></text:p>
            <text:p><text:span text:style-name="T1">“online training” should selected and search result </text:span></text:p>
            <text:p><text:span text:style-name="T1">Should appear related to online training only</text:span>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7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6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“popular trainings”</text:p>
          </table:table-cell>
          <table:table-cell table:style-name="ce29" office:value-type="string" calcext:value-type="string">
            <text:p>To check the functionality of popular trainings by clicking on </text:p>
            <text:p>A specific training </text:p>
          </table:table-cell>
          <table:table-cell table:style-name="ce29" office:value-type="string" calcext:value-type="string">
            <text:p><text:span text:style-name="T7">B</text:span>y default popular trainings is present in</text:p>
            <text:p>“online training” drop down list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drop down that is “</text:span><text:span text:style-name="T8">i am looking for</text:span><text:span text:style-name="T9">” and select </text:span></text:p>
            <text:p><text:span text:style-name="T1">Online training list</text:span></text:p>
            <text:p><text:span text:style-name="T1">4. Click on any given popular trainings </text:span></text:p>
          </table:table-cell>
          <table:table-cell table:style-name="ce29" office:value-type="string" calcext:value-type="string">
            <text:p>When user click on any popular training the </text:p>
            <text:p>Page should redirect to the popular training only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7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7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8" office:value-type="string" calcext:value-type="string">
            <text:p>"jobs"</text:p>
          </table:table-cell>
          <table:table-cell table:style-name="ce29" office:value-type="string" calcext:value-type="string">
            <text:p>To validate the functionality of "Jobs"s drop down by searching</text:p>
            <text:p>Internships like “ios developer”</text:p>
          </table:table-cell>
          <table:table-cell table:style-name="ce29" office:value-type="string" calcext:value-type="string">
            <text:p>The "jobs" drop down is present in the</text:p>
            <text:p>Drop down lis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jobs" list</text:p>
            <text:p>4. Again click on search bar and search for "jobs"s </text:p>
          </table:table-cell>
          <table:table-cell table:style-name="ce29" office:value-type="string" calcext:value-type="string">
            <text:p><text:span text:style-name="T1">After clicking on “</text:span><text:span text:style-name="T8">i am looking for</text:span><text:span text:style-name="T9">” drop down</text:span></text:p>
            <text:p><text:span text:style-name="T1">“jobs” should selected and search result </text:span></text:p>
            <text:p><text:span text:style-name="T1">Should appear related to online training only</text:span>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8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“popular locations”</text:p>
          </table:table-cell>
          <table:table-cell table:style-name="ce29" office:value-type="string" calcext:value-type="string">
            <text:p>To verify the functionality of popular locations by clicking</text:p>
            <text:p>On a specific location like “kolkata”</text:p>
          </table:table-cell>
          <table:table-cell table:style-name="ce29" office:value-type="string" calcext:value-type="string">
            <text:p>By default popular locations is present in</text:p>
            <text:p>"jobs" drop down lis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“"jobs"” list</text:p>
            <text:p>4. Click on any popular location that are given</text:p>
          </table:table-cell>
          <table:table-cell table:style-name="ce29" office:value-type="string" calcext:value-type="string">
            <text:p>When user click on any popular locations the </text:p>
            <text:p>Page should redirect to the popular location jobs only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09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“popular categories”</text:p>
          </table:table-cell>
          <table:table-cell table:style-name="ce29" office:value-type="string" calcext:value-type="string">
            <text:p>To verify the functionality of popular categories By clicking</text:p>
            <text:p>On a specific category</text:p>
          </table:table-cell>
          <table:table-cell table:style-name="ce29" office:value-type="string" calcext:value-type="string">
            <text:p>By default popular categories is present in</text:p>
            <text:p>"jobs" drop down lis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jobs" list</text:p>
            <text:p>4. Click on any popular location that are given</text:p>
          </table:table-cell>
          <table:table-cell table:style-name="ce29" office:value-type="string" calcext:value-type="string">
            <text:p>When user click on any popular categories the </text:p>
            <text:p>Page should redirect to the popular categories jobs only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2">
          <table:table-cell table:style-name="ce31" office:value-type="string" calcext:value-type="string">
            <text:p>Search_TC_10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Close button</text:p>
          </table:table-cell>
          <table:table-cell table:style-name="ce29" office:value-type="string" calcext:value-type="string">
            <text:p>To validate the functionality of cross or cancel icon of search</text:p>
          </table:table-cell>
          <table:table-cell table:style-name="ce29" office:value-type="string" calcext:value-type="string">
            <text:p>Close button is present above search button </text:p>
          </table:table-cell>
          <table:table-cell table:style-name="ce13" office:value-type="string" calcext:value-type="string">
            <text:p><text:span text:style-name="T1">1. Visit: </text:span><text:span text:style-name="T1"><text:a xlink:href="https://internshala.com/" xlink:type="simple">https://internshala.com/</text:a></text:span></text:p>
            <text:p><text:span text:style-name="T1">2. Click on search bar</text:span></text:p>
            <text:p><text:span text:style-name="T1">3. Click on close icon</text:span></text:p>
          </table:table-cell>
          <table:table-cell table:style-name="ce29" office:value-type="string" calcext:value-type="string">
            <text:p>The search bar should dismiss or disabl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1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Internships search page</text:p>
          </table:table-cell>
          <table:table-cell table:style-name="ce29" office:value-type="string" calcext:value-type="string">
            <text:p>To validate the internships search page visibility </text:p>
          </table:table-cell>
          <table:table-cell table:style-name="ce29" office:value-type="string" calcext:value-type="string">
            <text:p>The internship search page should appear after search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internships" list or it might be select default</text:p>
            <text:p>4. Click on search field and fill internship name</text:p>
          </table:table-cell>
          <table:table-cell table:style-name="ce29" office:value-type="string" calcext:value-type="string">
            <text:p>After searching internships the page should redirect to </text:p>
            <text:p>The internship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2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Internships city page</text:p>
          </table:table-cell>
          <table:table-cell table:style-name="ce29" office:value-type="string" calcext:value-type="string">
            <text:p>To check the internships city page visibility </text:p>
          </table:table-cell>
          <table:table-cell table:style-name="ce29" office:value-type="string" calcext:value-type="string">
            <text:p>The internship city page should appear after search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internships" list or it might be select default</text:p>
            <text:p>4. Click on any training category</text:p>
          </table:table-cell>
          <table:table-cell table:style-name="ce29" office:value-type="string" calcext:value-type="string">
            <text:p>After click on any city to select internship the page should</text:p>
            <text:p>Redirect to the same city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3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Internships category page</text:p>
          </table:table-cell>
          <table:table-cell table:style-name="ce29" office:value-type="string" calcext:value-type="string">
            <text:p><text:span text:style-name="T1">To check the </text:span>internships category page visibility </text:p>
          </table:table-cell>
          <table:table-cell table:style-name="ce26" office:value-type="string" calcext:value-type="string">
            <text:p>The internship category page should appear after search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internships" list or it might be select default</text:p>
            <text:p>4. Click on any training category</text:p>
          </table:table-cell>
          <table:table-cell table:style-name="ce29" office:value-type="string" calcext:value-type="string">
            <text:p>After click on any category to select internship the page should</text:p>
            <text:p>Redirect to the same category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4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Online training drop down search list</text:p>
          </table:table-cell>
          <table:table-cell table:style-name="ce29" office:value-type="string" calcext:value-type="string">
            <text:p><text:span text:style-name="T1">To validate the </text:span>online training drop down search list visibility</text:p>
          </table:table-cell>
          <table:table-cell table:style-name="ce26" office:value-type="string" calcext:value-type="string">
            <text:p>The drop down list should present to search trainings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online training" list </text:p>
            <text:p>4. Click on search field and fill online training name</text:p>
          </table:table-cell>
          <table:table-cell table:style-name="ce29" office:value-type="string" calcext:value-type="string">
            <text:p>After online training search the page should redirected to the </text:p>
            <text:p>Search training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8">
          <table:table-cell table:style-name="ce31" office:value-type="string" calcext:value-type="string">
            <text:p>Search_TC_15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Online training drop down list </text:p>
          </table:table-cell>
          <table:table-cell table:style-name="ce29" office:value-type="string" calcext:value-type="string">
            <text:p><text:span text:style-name="T1">To check the </text:span>online training drop down list selection</text:p>
            <text:p>Using down arrow button visibility</text:p>
          </table:table-cell>
          <table:table-cell table:style-name="ce26" office:value-type="string" calcext:value-type="string">
            <text:p>The drop down list items should present to select trainings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online training" list </text:p>
            <text:p>4. Click on search field and press arrow down button to select any </text:p>
            <text:p>Online training </text:p>
          </table:table-cell>
          <table:table-cell table:style-name="ce29" office:value-type="string" calcext:value-type="string">
            <text:p>After online training drop down selection the page should</text:p>
            <text:p>Redirected to the online training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6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Online training drop down popular training </text:p>
          </table:table-cell>
          <table:table-cell table:style-name="ce29" office:value-type="string" calcext:value-type="string">
            <text:p><text:span text:style-name="T1">To validate the </text:span>online training drop down popular training visibility</text:p>
          </table:table-cell>
          <table:table-cell table:style-name="ce26" office:value-type="string" calcext:value-type="string">
            <text:p>The online drop down popular training should presen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online training" list </text:p>
            <text:p>4. Click on any popular training</text:p>
          </table:table-cell>
          <table:table-cell table:style-name="ce29" office:value-type="string" calcext:value-type="string">
            <text:p>Online popular training page should appear after click on popular</text:p>
            <text:p>Training 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8">
          <table:table-cell table:style-name="ce31" office:value-type="string" calcext:value-type="string">
            <text:p>Search_TC_17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Jobs drop down list </text:p>
          </table:table-cell>
          <table:table-cell table:style-name="ce29" office:value-type="string" calcext:value-type="string">
            <text:p><text:span text:style-name="T1">To validate the </text:span>jobs drop down list selection using down arrow button visibility</text:p>
          </table:table-cell>
          <table:table-cell table:style-name="ce26" office:value-type="string" calcext:value-type="string">
            <text:p>The drop down list should present to jobs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jobs" list </text:p>
            <text:p>4. Click on search bar and search for jobs </text:p>
            <text:p>5. Press enter</text:p>
          </table:table-cell>
          <table:table-cell table:style-name="ce29" office:value-type="string" calcext:value-type="string">
            <text:p>After job search the page should redirected to the </text:p>
            <text:p>Job search page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8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Jobs drop down list </text:p>
          </table:table-cell>
          <table:table-cell table:style-name="ce29" office:value-type="string" calcext:value-type="string">
            <text:p><text:span text:style-name="T1">To check the </text:span>jobs drop down list selection using popular locations visibility </text:p>
          </table:table-cell>
          <table:table-cell table:style-name="ce26" office:value-type="string" calcext:value-type="string">
            <text:p>The popular jobs icons should presen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jobs" list </text:p>
            <text:p>4. Click on any popular location</text:p>
          </table:table-cell>
          <table:table-cell table:style-name="ce29" office:value-type="string" calcext:value-type="string">
            <text:p>Jobs page should appear after click on popular</text:p>
            <text:p><text:span text:style-name="T2">Jobs popular location wise</text:span>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6">
          <table:table-cell table:style-name="ce31" office:value-type="string" calcext:value-type="string">
            <text:p>Search_TC_19</text:p>
          </table:table-cell>
          <table:table-cell table:style-name="ce26"/>
          <table:table-cell table:style-name="ce27" office:value-type="string" calcext:value-type="string">
            <text:p>Internshala</text:p>
          </table:table-cell>
          <table:table-cell table:style-name="ce27" office:value-type="string" calcext:value-type="string">
            <text:p>I am looking for drop down</text:p>
          </table:table-cell>
          <table:table-cell table:style-name="ce27" office:value-type="string" calcext:value-type="string">
            <text:p>Jobs drop down list </text:p>
          </table:table-cell>
          <table:table-cell table:style-name="ce29" office:value-type="string" calcext:value-type="string">
            <text:p><text:span text:style-name="T2">To validate the </text:span>jobs drop down list selection using popular categories visibility</text:p>
          </table:table-cell>
          <table:table-cell table:style-name="ce26" office:value-type="string" calcext:value-type="string">
            <text:p>The popular category icons should present</text:p>
          </table:table-cell>
          <table:table-cell table:style-name="ce13" office:value-type="string" calcext:value-type="string">
            <text:p>1. Visit: https://internshala.com/</text:p>
            <text:p>2. Click on search bar</text:p>
            <text:p>3. Click on drop down that is “i am looking for” and select </text:p>
            <text:p>"jobs" list </text:p>
            <text:p>4. Click on any popular categories</text:p>
          </table:table-cell>
          <table:table-cell table:style-name="ce29" office:value-type="string" calcext:value-type="string">
            <text:p>Jobs page should appear after click on popular</text:p>
            <text:p><text:span text:style-name="T2">Categories popular category wise</text:span></text:p>
          </table:table-cell>
          <table:table-cell table:style-name="ce27" office:value-type="string" calcext:value-type="string">
            <text:p>26-04-2023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28-04-2023</text:p>
          </table:table-cell>
          <table:table-cell table:style-name="ce26" table:number-columns-repeated="16371"/>
        </table:table-row>
        <table:table-row table:style-name="ro7">
          <table:table-cell table:style-name="ce25"/>
          <table:table-cell table:style-name="ce26"/>
          <table:table-cell table:style-name="ce25"/>
          <table:table-cell table:style-name="ce26" table:number-columns-repeated="6"/>
          <table:table-cell table:style-name="ce27"/>
          <table:table-cell table:style-name="ce26" table:number-columns-repeated="16373"/>
        </table:table-row>
        <table:table-row table:style-name="ro7" table:number-rows-repeated="6">
          <table:table-cell table:style-name="ce26" table:number-columns-repeated="16383"/>
        </table:table-row>
        <table:table-row table:style-name="ro7">
          <table:table-cell table:style-name="ce26" table:number-columns-repeated="56"/>
          <table:table-cell table:number-columns-repeated="16327"/>
        </table:table-row>
        <table:table-row table:style-name="ro7" table:number-rows-repeated="1048547">
          <table:table-cell table:number-columns-repeated="16383"/>
        </table:table-row>
        <table:table-row table:style-name="ro7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15:11:27.473000000</dc:date>
    <meta:editing-duration>P1DT1H20M</meta:editing-duration>
    <meta:editing-cycles>331</meta:editing-cycles>
    <meta:generator>LibreOffice/7.4.1.2$Windows_X86_64 LibreOffice_project/3c58a8f3a960df8bc8fd77b461821e42c061c5f0</meta:generator>
    <meta:document-statistic meta:table-count="3" meta:cell-count="668" meta:object-count="0"/>
  </office:meta>
</office:document-meta>
</file>